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23_21-02-56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24_00-57-39_000.jpg</text:p>
          </table:table-cell>
          <table:table-cell table:style-name="ce36" office:value-type="string">
            <text:p>:m #*# RES / JVEMV6 64#94_kinshiroku / 『近思録』 著者=~,校注=~ / p.1 / w=無極；太極,topic=道体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#*# RES / JVEMV6 64#94_kinshiroku / 『近思録』 著者=~,校注=~ / p.1 / w=無極；太極,topic=道体,other=~">
            <text:p>:m #*# RES / JVEMV6 64#94_kinshiroku / 『近思録』 著者=~,校注=~ / p.1 / w=無極；太極,topic=道体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24_01-22-31_000.jpg</text:p>
          </table:table-cell>
          <table:table-cell table:style-name="ce27" office:value-type="string">
            <text:p>:m :PHOTO 寝た時刻 / 2022 / オナニー、未了、duration=0.5時間ぐらい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 / オナニー、未了、duration=0.5時間ぐらい,other=~">
            <text:p>:m :PHOTO 寝た時刻 / 2022 / オナニー、未了、duration=0.5時間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24_07-53-2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24_12-37-15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24_14-48-31_000.jpg</text:p>
          </table:table-cell>
          <table:table-cell table:style-name="ce36" office:value-type="string">
            <text:p>:m RES 1-2*5 / free# JVEMV6 68#_238:1 / 68. theoretical-physics(tp) / topics=量子力学；統計力学；光子の圧力,w=電場；斥力,doc=r-7-A1~1.1.1#6;6-2.4,s=~,i=~,other=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-2*5 / free# JVEMV6 68#_238:1 / 68. theoretical-physics(tp) / topics=量子力学；統計力学；光子の圧力,w=電場；斥力,doc=r-7-A1~1.1.1#6;6-2.4,s=~,i=~,other=">
            <text:p>:m RES 1-2*5 / free# JVEMV6 68#_238:1 / 68. theoretical-physics(tp) / topics=量子力学；統計力学；光子の圧力,w=電場；斥力,doc=r-7-A1~1.1.1#6;6-2.4,s=~,i=~,other=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24_14-48-47_000.jpg</text:p>
          </table:table-cell>
          <table:table-cell table:style-name="ce36" office:value-type="string">
            <text:p>:m RES 3-4*5 / free# JVEMV6 68#_238:1 / 68. theoretical-physics(tp) / topics=量子力学；統計力学；光子の圧力,w=~,doc=r-7-A1~1.1.1#6;6-2.4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3-4*5 / free# JVEMV6 68#_238:1 / 68. theoretical-physics(tp) / topics=量子力学；統計力学；光子の圧力,w=~,doc=r-7-A1~1.1.1#6;6-2.4,s=~,i=~,other=">
            <text:p>:m RES 3-4*5 / free# JVEMV6 68#_238:1 / 68. theoretical-physics(tp) / topics=量子力学；統計力学；光子の圧力,w=~,doc=r-7-A1~1.1.1#6;6-2.4,s=~,i=~,other=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24_14-49-08_000.jpg</text:p>
          </table:table-cell>
          <table:table-cell table:style-name="ce36" office:value-type="string">
            <text:p>:m RES 5*5 / free# JVEMV6 68#_238:1 / 68. theoretical-physics(tp) / topics=量子力学；統計力学；光子の圧力,w=~,doc=r-7-A1~1.1.1#6;6-2.4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5*5 / free# JVEMV6 68#_238:1 / 68. theoretical-physics(tp) / topics=量子力学；統計力学；光子の圧力,w=~,doc=r-7-A1~1.1.1#6;6-2.4,s=~,i=~,other=">
            <text:p>:m RES 5*5 / free# JVEMV6 68#_238:1 / 68. theoretical-physics(tp) / topics=量子力学；統計力学；光子の圧力,w=~,doc=r-7-A1~1.1.1#6;6-2.4,s=~,i=~,other=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24_15-34-17_000.jpg</text:p>
          </table:table-cell>
          <table:table-cell table:style-name="ce36" office:value-type="string">
            <text:p>:m :篠笛,shinobue #*# / session-memo / s.1~* / picture=lip-shape:dai-kan:唇の、後部の形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篠笛,shinobue #*# / session-memo / s.1~* / picture=lip-shape:dai-kan:唇の、後部の形,other=~">
            <text:p>:m :篠笛,shinobue #*# / session-memo / s.1~* / picture=lip-shape:dai-kan:唇の、後部の形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24_17-59-24_000.jpg</text:p>
          </table:table-cell>
          <table:table-cell table:style-name="ce36" office:value-type="string">
            <text:p>:m RES 1*2 / free# JVEMV6 68#_238:2 / 68. theoretical-physics(tp) / topics=量子力学：コンプトン効果,w=~,doc=r-7-A1~1.1.1#6-5,s=~,i=~,other=calc+:波長、質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1*2 / free# JVEMV6 68#_238:2 / 68. theoretical-physics(tp) / topics=量子力学：コンプトン効果,w=~,doc=r-7-A1~1.1.1#6-5,s=~,i=~,other=calc+:波長、質量">
            <text:p>:m RES 1*2 / free# JVEMV6 68#_238:2 / 68. theoretical-physics(tp) / topics=量子力学：コンプトン効果,w=~,doc=r-7-A1~1.1.1#6-5,s=~,i=~,other=calc+:波長、質量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24_17-59-35_000.jpg</text:p>
          </table:table-cell>
          <table:table-cell table:style-name="ce36" office:value-type="string">
            <text:p>:m RES 2*2 / free# JVEMV6 68#_238:2 / 68. theoretical-physics(tp) / topics=量子力学,w=次元,doc=r-7-A1~1.1.1#6-5,s=~,i=~,other=memo+:次元解析；memo+:グラフ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2*2 / free# JVEMV6 68#_238:2 / 68. theoretical-physics(tp) / topics=量子力学,w=次元,doc=r-7-A1~1.1.1#6-5,s=~,i=~,other=memo+:次元解析；memo+:グラフ">
            <text:p>:m RES 2*2 / free# JVEMV6 68#_238:2 / 68. theoretical-physics(tp) / topics=量子力学,w=次元,doc=r-7-A1~1.1.1#6-5,s=~,i=~,other=memo+:次元解析；memo+:グラフ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022/04/25</text:date>, <text:time>13:17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25T13:17:18.49</dc:date>
    <dc:creator>iwabuchi ken</dc:creator>
    <meta:editing-duration>P46DT14H14M8S</meta:editing-duration>
    <meta:editing-cycles>15002</meta:editing-cycles>
    <meta:document-statistic meta:table-count="2" meta:cell-count="483" meta:object-count="0"/>
    <meta:user-defined meta:name="qrichtext">1</meta:user-defined>
  </office:meta>
</office:document-meta>
</file>